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3.316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ro18" style:family="table-row">
      <style:table-row-properties style:row-height="2.342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658cm" fo:break-before="auto" style:use-optimal-row-height="true"/>
    </style:style>
    <style:style style:name="ro22" style:family="table-row">
      <style:table-row-properties style:row-height="2.448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1.131cm" fo:break-before="auto" style:use-optimal-row-height="true"/>
    </style:style>
    <style:style style:name="ro32" style:family="table-row">
      <style:table-row-properties style:row-height="2.947cm" fo:break-before="auto" style:use-optimal-row-height="true"/>
    </style:style>
    <style:style style:name="ro33" style:family="table-row">
      <style:table-row-properties style:row-height="2.21cm" fo:break-before="auto" style:use-optimal-row-height="true"/>
    </style:style>
    <style:style style:name="ro34" style:family="table-row">
      <style:table-row-properties style:row-height="4.106cm" fo:break-before="auto" style:use-optimal-row-height="true"/>
    </style:style>
    <style:style style:name="ro35" style:family="table-row">
      <style:table-row-properties style:row-height="0.623cm" fo:break-before="auto" style:use-optimal-row-height="true"/>
    </style:style>
    <style:style style:name="ro36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3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40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41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22T10:00:40.21">
            <text:p>2021/4/22 10:00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22T10:00:40.21">
            <text:p>0422 <text:s/>1000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2T10:00:40.21">
            <text:p>0422 <text:s/>1000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2T10:00:40.21">
            <text:p>2021/4/22 10:00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2T10:00:40.24">
            <text:p>2021/4/22 10:00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22T10:00:40.26">
            <text:p>2021/4/22 10:00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2T10:00:40.29">
            <text:p>0422 <text:s/>1000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2T10:00:40.29">
            <text:p>0422 <text:s/>1000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22T10:00:40.29">
            <text:p>0422 <text:s/>1000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2T10:00:40.3">
            <text:p>0422 <text:s/>1000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2T10:00:40.3">
            <text:p>0422 <text:s/>1000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2T10:00:40.3">
            <text:p>0422 <text:s/>1000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22T10:00:40.3">
            <text:p>0422 <text:s/>1000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2T10:00:40.3">
            <text:p>0422 <text:s/>1000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22T10:00:40.31">
            <text:p>0422 <text:s/>1000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22">
            <text:p>4月22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22T10:00:40.31">
            <text:p>0422 <text:s/>1000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2T10:00:40.31">
            <text:p>0422 <text:s/>1000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2T10:00:40.31">
            <text:p>0422 <text:s/>1000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table:style-name="ce10" table:formula="of:=NOW()" office:value-type="date" office:date-value="2021-04-22T10:00:40.31">
            <text:p>0422 <text:s/>1000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3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8" table:number-columns-repeated="2"/>
          <table:table-cell table:style-name="ce23" office:value-type="date" office:date-value="2021-03-25T13:08:31.82">
            <text:p>0325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8">
            <text:p>0422 <text:s/>1000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8" office:value-type="string">
            <text:p>march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39">
            <text:p>0422 <text:s/>100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4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0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5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">
            <text:p>0422 <text:s/>1000</text:p>
          </table:table-cell>
          <table:table-cell table:number-columns-repeated="1011"/>
        </table:table-row>
        <table:table-row table:style-name="ro16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1">
            <text:p>0422 <text:s/>1000</text:p>
          </table:table-cell>
          <table:table-cell table:number-columns-repeated="1011"/>
        </table:table-row>
        <table:table-row table:style-name="ro17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1">
            <text:p>0422 <text:s/>1000</text:p>
          </table:table-cell>
          <table:table-cell table:number-columns-repeated="1011"/>
        </table:table-row>
        <table:table-row table:style-name="ro18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1">
            <text:p>0422 <text:s/>1000</text:p>
          </table:table-cell>
          <table:table-cell table:number-columns-repeated="1011"/>
        </table:table-row>
        <table:table-row table:style-name="ro19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1">
            <text:p>0422 <text:s/>1000</text:p>
          </table:table-cell>
          <table:table-cell table:number-columns-repeated="1011"/>
        </table:table-row>
        <table:table-row table:style-name="ro19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1">
            <text:p>0422 <text:s/>1000</text:p>
          </table:table-cell>
          <table:table-cell table:number-columns-repeated="1011"/>
        </table:table-row>
        <table:table-row table:style-name="ro11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1">
            <text:p>0422 <text:s/>1000</text:p>
          </table:table-cell>
          <table:table-cell table:number-columns-repeated="1011"/>
        </table:table-row>
        <table:table-row table:style-name="ro11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1">
            <text:p>0422 <text:s/>1000</text:p>
          </table:table-cell>
          <table:table-cell table:number-columns-repeated="1011"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1">
            <text:p>0422 <text:s/>1000</text:p>
          </table:table-cell>
          <table:table-cell table:number-columns-repeated="1011"/>
        </table:table-row>
        <table:table-row table:style-name="ro11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1">
            <text:p>0422 <text:s/>1000</text:p>
          </table:table-cell>
          <table:table-cell table:number-columns-repeated="1011"/>
        </table:table-row>
        <table:table-row table:style-name="ro9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20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7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7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1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1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7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21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8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22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0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0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0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1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20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0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1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11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2">
            <text:p>0422 <text:s/>1000</text:p>
          </table:table-cell>
          <table:table-cell table:number-columns-repeated="1011"/>
        </table:table-row>
        <table:table-row table:style-name="ro9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9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9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2T10:00:40.43">
            <text:p>0422 <text:s/>100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8" office:value-type="string">
            <text:p>Nie kupiłem wczoraj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9" office:value-type="string">
            <text:p>매끄럽게 연주 할 것인지, 음을 불어 내기 전에 숨을 멈출 것인지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8" office:value-type="string">
            <text:p>I karmiła koty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9" office:value-type="string">
            <text:p>거기 고양이 두 마리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9" office:value-type="string">
            <text:p>나는 그들에게 음식을 준다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3" office:value-type="string">
            <text:p>yam'l'chamiysi / al'chaamis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3" office:value-type="string">
            <text:p>iylaa'l'ma'dhari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3" office:value-type="string">
            <text:p>paanz'dahom</text:p>
          </table:table-cell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3" office:value-type="string">
            <text:p>dotscharche[bicycle / estefaade[use / konam[do</text:p>
          </table:table-cell>
          <table:table-cell table:style-name="ce34" office:value-type="string">
            <text:p>i use bicycl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3" office:value-type="string">
            <text:p>waqtiy / mei[i-go~1 ruwm</text:p>
          </table:table-cell>
          <table:table-cell table:style-name="ce34" office:value-type="string">
            <text:p>when I go to the pa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3"/>
          <table:table-cell table:style-name="ce34" office:value-type="string">
            <text:p>I went to the par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3"/>
          <table:table-cell table:style-name="ce34" office:value-type="string">
            <text:p>the two cats came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3" office:value-type="string">
            <text:p>yawm'l'dhumA / a'saadis </text:p>
          </table:table-cell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3" office:value-type="string">
            <text:p>dhumuE / shaanz'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3" office:value-type="string">
            <text:p>laqad / Azafta / AAla'l'fluwt'l'jaabaaniy</text:p>
          </table:table-cell>
          <table:table-cell table:style-name="ce34" office:value-type="string">
            <text:p>I played a japanese flute</text:p>
          </table:table-cell>
          <table:table-cell table:style-name="ce38" office:value-type="string">
            <text:p>Я играл на японской флейте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3" office:value-type="string">
            <text:p>akaltu[ate / wadhbata[meal;snack~1 / chafiyfatan / GadaaI</text:p>
          </table:table-cell>
          <table:table-cell table:style-name="ce34" office:value-type="string">
            <text:p>i ate snack for lunch</text:p>
          </table:table-cell>
          <table:table-cell table:style-name="ce38" office:value-type="string">
            <text:p>Zjadłem przekąskę na lunch.</text:p>
          </table:table-cell>
          <table:table-cell table:style-name="ce41" office:value-type="string" table:number-columns-spanned="2" table:number-rows-spanned="1">
            <text:p>Я перекусил на обед.</text:p>
          </table:table-cell>
          <table:covered-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3" office:value-type="string">
            <text:p>naahaeer[lunch / m'yoon[snack / waxade / choordam[eat</text:p>
          </table:table-cell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3"/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33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33" office:value-type="string">
            <text:p>yawm'l'sapti</text:p>
          </table:table-cell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33" office:value-type="string">
            <text:p>hef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at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33" office:value-type="string">
            <text:p>laqad[did / amt^ara_t / chilaala / nahaari / kadhaalika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33" office:value-type="string">
            <text:p>AAsr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33" office:value-type="string">
            <text:p>niyz[also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семна'дцатое апреля.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骶髂痛苦不变。昨天我感觉，我身体虚弱下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又练习手指笛。三种方法。一是使用一根食指。二是使用食指和拇mu3指。三是两根小指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cảm thâý ổn không?</text:p>
          </table:table-cell>
          <table:table-cell table:style-name="ce33"/>
          <table:table-cell table:style-name="ce39" office:value-type="string">
            <text:p>괜찮아?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anh ấy bị thương bởi cái đinh này</text:p>
          </table:table-cell>
          <table:table-cell table:style-name="ce33"/>
          <table:table-cell table:style-name="ce34" office:value-type="string">
            <text:p>그는 이 못에 의해 상처를 입었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nh ta ngã xuống[에 sàn[바닥</text:p>
          </table:table-cell>
          <table:table-cell table:style-name="ce33"/>
          <table:table-cell table:style-name="ce34" office:value-type="string">
            <text:p>그는 바닥에 쓰러졌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내려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33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odkryłem nowy sposób dla wydmuchania wysokich dźwięków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unkt styku między dolną wargą a korpusem fletu. nie ruszasz tego punktu.</text:p>
          </table:table-cell>
          <table:table-cell table:style-name="ce37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zmienisz kształt warg i kierunek powietrza.</text:p>
          </table:table-cell>
          <table:table-cell table:style-name="ce37" office:value-type="string" table:number-columns-spanned="2" table:number-rows-spanned="1">
            <text:p>입술의 모양과 공기의 방향 만 바꿉니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to był niedziele, oszem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ثامن عشر من أبريل.</text:p>
          </table:table-cell>
          <table:table-cell table:style-name="ce33" office:value-type="string">
            <text:p>a'thaamina</text:p>
          </table:table-cell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. أيضا، إلى المتجر.</text:p>
          </table:table-cell>
          <table:table-cell table:style-name="ce33" office:value-type="string">
            <text:p>dhahaptu / ayd^an / ma'dhari</text:p>
          </table:table-cell>
          <table:table-cell table:style-name="ce40" office:value-type="string">
            <text:p>또한 가게에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يکشنبه، هجدهم آوريل بود.</text:p>
          </table:table-cell>
          <table:table-cell table:style-name="ce33" office:value-type="string">
            <text:p>hedhuda'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ميان وعده خريدم.</text:p>
          </table:table-cell>
          <table:table-cell table:style-name="ce33" office:value-type="string">
            <text:p>miyaan / wa'ade / chariydam</text:p>
          </table:table-cell>
          <table:table-cell table:style-name="ce34" office:value-type="string">
            <text:p>I bought a snac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восемна'дцатое апреля.</text:p>
          </table:table-cell>
          <table:table-cell table:style-name="ce33"/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继续 “三部拉伸运动”。腰部和骶髂的状况、感情，好像稍微、微弱地，好一点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ãy[please;let's? sử[use~2 dụng thang[elevator~1 má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húng tôi đổ[pour bê tông vào[into đâ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anh ta đập[hit đầu[head vào[againt tường[wall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는 내가 옹벽으로 달리고 있었던 때 달리고 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wysokie dźwięki. jak na poprzedniej sesji, sposób wydmuchania, to jest metodą ustalania[고정하는 pozycji dolnej warg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ył poniedziele, dziewięt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اثنين، التاسع عشر من أبريل.</text:p>
          </table:table-cell>
          <table:table-cell table:style-name="ce33" office:value-type="string">
            <text:p>ithnayni</text:p>
          </table:table-cell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الطقس كان جيد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the 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كانت هناك غيوم في السماء.</text:p>
          </table:table-cell>
          <table:table-cell table:style-name="ce33" office:value-type="string">
            <text:p>kyaana_t / hunaaka / ghyuwmon</text:p>
          </table:table-cell>
          <table:table-cell table:style-name="ce34" office:value-type="string" table:number-columns-spanned="2" table:number-rows-spanned="1">
            <text:p>there were clouds in the sk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وشنبه بود، نوزدهم آوريل.</text:p>
          </table:table-cell>
          <table:table-cell table:style-name="ce33"/>
          <table:table-cell table:style-name="ce28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فروشگاه ميروم</text:p>
          </table:table-cell>
          <table:table-cell table:style-name="ce33" office:value-type="string">
            <text:p>furuwshukaa / miyrawam</text:p>
          </table:table-cell>
          <table:table-cell table:style-name="ce34" office:value-type="string">
            <text:p>I go to the stor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льник, девятнадцатое апреля.</text:p>
          </table:table-cell>
          <table:table-cell table:style-name="ce33"/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昨晚看了色情录像。</text:p>
          </table:table-cell>
          <table:table-cell table:style-name="ce33"/>
          <table:table-cell table:style-name="ce34" office:value-type="string" table:number-columns-spanned="2" table:number-rows-spanned="1">
            <text:p>I watched pornography video last nigh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前天下载这件视频。</text:p>
          </table:table-cell>
          <table:table-cell table:style-name="ce33"/>
          <table:table-cell table:style-name="ce34" office:value-type="string" table:number-columns-spanned="2" table:number-rows-spanned="1">
            <text:p>I downloaded the video the day before yesterda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cái hộp này là rất nặng. bạn không cần phải di chuển nó.</text:p>
          </table:table-cell>
          <table:table-cell table:style-name="ce33" office:value-type="string" table:number-columns-spanned="2" table:number-rows-spanned="1">
            <text:p>this box is heavy. yon don't need to move it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ột cái đinh là trên bảng này. / nó là rất nguy hiểm.</text:p>
          </table:table-cell>
          <table:table-cell table:style-name="ce33" office:value-type="string" table:number-columns-spanned="2" table:number-rows-spanned="1">
            <text:p>to jest bardzo niebezpieczne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는 옹벽에 머물고 있었는데, 내가 팔을 뻗는면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내려왔던 후 자꾸 "뒹굴" 을 하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미케는 나 곳으로 도착한 후 즉시 한 번 "뒹굴" 을 했다. / 지금까지에 처음의 행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sza "dzisiejsza melodia". to taka, która używa vibrat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jest nie vibratiem przez[호흡을 통한~1 oddech, ale vibratem przez potrząsanie[흔들 korpusem fletu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był wtorek, dwudzie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ثلاثاء، العشرين من أبريل.</text:p>
          </table:table-cell>
          <table:table-cell table:style-name="ce33" office:value-type="string">
            <text:p>a'thlathaaI / al'Ashriyna</text:p>
          </table:table-cell>
          <table:table-cell table:style-name="ce34" office:value-type="string">
            <text:p>it was tuesday, april twentie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سه شنبه بود، بيستم آوري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двадца'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痛苦继续。厉害。不变。拉伸运动也继续执行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去看了牙ya2医。</text:p>
          </table:table-cell>
          <table:table-cell table:style-name="ce37" office:value-type="string" table:number-columns-spanned="2" table:number-rows-spanned="1">
            <text:p>나는 치과에 갔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大约三点五十离家出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那里工作的一位女人。昨天也在工作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牙医助手，需要细心。使人劳累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مذاکره ای در وين صورت می گيرد. <text:s/></text:p>
          </table:table-cell>
          <table:table-cell table:style-name="ce33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đã ăn trưa[lunch. không chưa?</text:p>
          </table:table-cell>
          <table:table-cell table:style-name="ce33" office:value-type="string" table:number-columns-spanned="2" table:number-rows-spanned="1">
            <text:p>did you eat lunch? not yet?</text:p>
          </table:table-cell>
          <table:covered-table-cell table:style-name="ce34"/>
          <table:table-cell table:style-name="ce38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ạn có thể mua[buy đồ[thing uống[drink. / một[a-vending-machine~3 máy bán hàng tự động ở đó</text:p>
          </table:table-cell>
          <table:table-cell table:style-name="ce33" office:value-type="string" table:number-columns-spanned="2" table:number-rows-spanned="1">
            <text:p>you can buy drink. a vending machine is there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다시 내가 팔을 뻗는면 내리고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그러자 크로는 더욱, 아마도 나에게, "후우우" 라고 목소리를 내고 보도 쪽으로 가서 버린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ćwiczenia wysokich dźwięków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punkt styku między dolną wargą a ciałem fletu. / metoda stałego punktu kontaktowego. / kontynuowałem tę metod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różnica w stosunku do poprzedniego sposobu była umiejscowieniem dolnej warg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9" office:value-type="string">
            <text:p>to była środa, dwudziestego pierwsz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أربعاء، الحادي والعشرين من أبريل.</text:p>
          </table:table-cell>
          <table:table-cell table:style-name="ce33" office:value-type="string">
            <text:p>AAshriyna</text:p>
          </table:table-cell>
          <table:table-cell table:style-name="ce34" office:value-type="string" table:number-columns-spanned="2" table:number-rows-spanned="1">
            <text:p>it was wednesday, April twenty firs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چهار شنبه، بيستم و اول آوريل بود.</text:p>
          </table:table-cell>
          <table:table-cell table:style-name="ce33" office:value-type="string">
            <text:p>aaval[first / 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двадцать первого апреля.</text:p>
          </table:table-cell>
          <table:table-cell table:style-name="ce33"/>
          <table:table-cell table:style-name="ce34" office:value-type="string" table:number-columns-spanned="2" table:number-rows-spanned="1">
            <text:p>it was wednesday, April twenty firs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继续发出痛苦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脚底也痛。前半部分。这个状况从很久以前继续。如果站在较长时间，那就开始痛苦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1">
            <text:p>37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2">
            <text:p>37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3">
            <text:p>37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4">
            <text:p>37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5">
            <text:p>37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6">
            <text:p>37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7">
            <text:p>37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8">
            <text:p>37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9">
            <text:p>37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0">
            <text:p>38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1">
            <text:p>38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2">
            <text:p>38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3">
            <text:p>38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4">
            <text:p>38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5">
            <text:p>38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6">
            <text:p>38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7">
            <text:p>38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8">
            <text:p>38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2T10:00:39.53">
            <text:p>0422 <text:s/>1000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22T10:00:40.6">
            <text:p>0422 <text:s/>1000</text:p>
          </table:table-cell>
          <table:table-cell table:style-name="ce24" table:formula="of:=NOW()" office:value-type="date" office:date-value="2021-04-22T10:00:40.6">
            <text:p>0422 <text:s/>1000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2T10:00:40.6">
            <text:p>0422 <text:s/>100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45" office:value-type="date" office:date-value="2021-03-20T14:36:31.78">
            <text:p>0320</text:p>
          </table:table-cell>
          <table:table-cell table:style-name="ce45" office:value-type="date" office:date-value="2021-03-21T10:50:44.88">
            <text:p>0321</text:p>
          </table:table-cell>
          <table:table-cell table:style-name="ce45" office:value-type="date" office:date-value="2021-03-22T16:19:02.51">
            <text:p>0322</text:p>
          </table:table-cell>
          <table:table-cell table:style-name="ce45" office:value-type="date" office:date-value="2021-03-23T09:01:30.66">
            <text:p>0323</text:p>
          </table:table-cell>
          <table:table-cell table:style-name="ce45" office:value-type="date" office:date-value="2021-03-24T14:23:17.96">
            <text:p>0324</text:p>
          </table:table-cell>
          <table:table-cell table:style-name="ce45" office:value-type="date" office:date-value="2021-03-25T12:57:57.93">
            <text:p>0325</text:p>
          </table:table-cell>
          <table:table-cell table:style-name="ce45" table:number-columns-repeated="4"/>
          <table:table-cell table:style-name="ce24" table:formula="of:=NOW()" office:value-type="date" office:date-value="2021-04-22T10:00:40.67">
            <text:p>0422 <text:s/>1000</text:p>
          </table:table-cell>
          <table:table-cell table:number-columns-repeated="1009"/>
        </table:table-row>
        <table:table-row table:style-name="ro36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2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2T10:00:40.67">
            <text:p>0422 <text:s/>1000</text:p>
          </table:table-cell>
          <table:table-cell table:number-columns-repeated="1009"/>
        </table:table-row>
        <table:table-row table:style-name="ro36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2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2T10:00:40.67">
            <text:p>0422 <text:s/>1000</text:p>
          </table:table-cell>
          <table:table-cell table:number-columns-repeated="1009"/>
        </table:table-row>
        <table:table-row table:style-name="ro36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2T10:00:40.67">
            <text:p>0422 <text:s/>1000</text:p>
          </table:table-cell>
          <table:table-cell table:number-columns-repeated="1009"/>
        </table:table-row>
        <table:table-row table:style-name="ro36">
          <table:table-cell table:style-name="ce44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2T10:00:40.68">
            <text:p>0422 <text:s/>1000</text:p>
          </table:table-cell>
          <table:table-cell table:number-columns-repeated="1009"/>
        </table:table-row>
        <table:table-row table:style-name="ro36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2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2T10:00:40.68">
            <text:p>0422 <text:s/>1000</text:p>
          </table:table-cell>
          <table:table-cell table:number-columns-repeated="1009"/>
        </table:table-row>
        <table:table-row table:style-name="ro36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2T10:00:40.68">
            <text:p>0422 <text:s/>1000</text:p>
          </table:table-cell>
          <table:table-cell table:number-columns-repeated="1009"/>
        </table:table-row>
        <table:table-row table:style-name="ro36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2T10:00:40.68">
            <text:p>0422 <text:s/>1000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number-columns-repeated="5" table:style-name="ce46" office:value-type="string">
            <text:p>#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2T10:00:40.68">
            <text:p>0422 <text:s/>1000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2T10:00:40.68">
            <text:p>0422 <text:s/>1000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2T10:00:40.68">
            <text:p>0422 <text:s/>1000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2T10:00:40.68">
            <text:p>0422 <text:s/>100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10" table:formula="of:=NOW()" office:value-type="date" office:date-value="2021-04-22T10:00:40.67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table:style-name="ce24" table:formula="of:=NOW()" office:value-type="date" office:date-value="2021-04-22T10:00:40.68">
            <text:p>0422 <text:s/>1000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2">2021/04/22</text:date>, <text:time>10:0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2T10:00:39.90</dc:date>
    <dc:creator>iwabuchi ken</dc:creator>
    <meta:editing-duration>P1DT18H29M55S</meta:editing-duration>
    <meta:editing-cycles>262</meta:editing-cycles>
    <meta:generator>OpenOffice/4.1.3$Win32 OpenOffice.org_project/413m1$Build-9783</meta:generator>
    <meta:document-statistic meta:table-count="3" meta:cell-count="2776" meta:object-count="0"/>
  </office:meta>
</office:document-meta>
</file>